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83caff" draw:textarea-horizontal-align="justify" draw:textarea-vertical-align="middle" draw:auto-grow-height="false" fo:min-height="2.544cm" fo:min-width="17.788cm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 fo:min-height="2.544cm" fo:min-width="17.788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7e0021" draw:textarea-horizontal-align="justify" draw:textarea-vertical-align="middle" draw:auto-grow-height="false" fo:min-height="1.606cm" fo:min-width="5.088cm"/>
    </style:style>
    <style:style style:name="gr5" style:family="graphic" style:parent-style-name="standard">
      <style:graphic-properties draw:fill-color="#7e0021" draw:textarea-horizontal-align="justify" draw:textarea-vertical-align="middle" draw:auto-grow-height="false" fo:min-height="1.606cm" fo:min-width="2.052cm"/>
    </style:style>
    <style:style style:name="gr6" style:family="graphic" style:parent-style-name="standard">
      <style:graphic-properties draw:fill-color="#7e0021" draw:textarea-horizontal-align="justify" draw:textarea-vertical-align="middle" draw:auto-grow-height="false" fo:min-height="1.606cm" fo:min-width="3.576cm"/>
    </style:style>
    <style:style style:name="gr7" style:family="graphic" style:parent-style-name="standard">
      <style:graphic-properties draw:fill-color="#7e0021" draw:textarea-horizontal-align="justify" draw:textarea-vertical-align="middle" draw:auto-grow-height="false" fo:min-height="1.606cm" fo:min-width="3.374cm"/>
    </style:style>
    <style:style style:name="gr8" style:family="graphic" style:parent-style-name="standard">
      <style:graphic-properties draw:fill-color="#7e0021" draw:textarea-horizontal-align="justify" draw:textarea-vertical-align="middle" draw:auto-grow-height="false" fo:min-height="1.606cm" fo:min-width="3.3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-color="#7e0021" draw:textarea-horizontal-align="justify" draw:textarea-vertical-align="middle" draw:auto-grow-height="false" fo:min-height="1.606cm" fo:min-width="5.088cm"/>
    </style:style>
    <style:style style:name="gr11" style:family="graphic" style:parent-style-name="standard">
      <style:graphic-properties draw:fill-color="#7e0021" draw:textarea-horizontal-align="justify" draw:textarea-vertical-align="middle" draw:auto-grow-height="false" fo:min-height="1.606cm" fo:min-width="2.052cm"/>
    </style:style>
    <style:style style:name="gr12" style:family="graphic" style:parent-style-name="standard">
      <style:graphic-properties draw:fill-color="#7e0021" draw:textarea-horizontal-align="justify" draw:textarea-vertical-align="middle" draw:auto-grow-height="false" fo:min-height="1.606cm" fo:min-width="3.576cm"/>
    </style:style>
    <style:style style:name="gr13" style:family="graphic" style:parent-style-name="standard">
      <style:graphic-properties draw:fill-color="#7e0021" draw:textarea-horizontal-align="justify" draw:textarea-vertical-align="middle" draw:auto-grow-height="false" fo:min-height="1.606cm" fo:min-width="3.374cm"/>
    </style:style>
    <style:style style:name="gr14" style:family="graphic" style:parent-style-name="standard">
      <style:graphic-properties draw:fill-color="#7e0021" draw:textarea-horizontal-align="justify" draw:textarea-vertical-align="middle" draw:auto-grow-height="false" fo:min-height="1.606cm" fo:min-width="3.3cm"/>
    </style:style>
    <style:style style:name="gr15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6" style:family="graphic" style:parent-style-name="standard">
      <style:graphic-properties draw:stroke="none" dr3d:vertical-segments="16" dr3d:close-front="true" dr3d:close-back="true"/>
    </style:style>
    <style:style style:name="gr17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950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8" style:family="graphic" style:parent-style-name="standard">
      <style:graphic-properties draw:stroke="none" draw:fill-color="#ff950e" dr3d:vertical-segments="16" dr3d:close-front="true" dr3d:close-back="true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83caff"/>
      <style:paragraph-properties fo:text-align="center"/>
    </style:style>
    <style:style style:name="P3" style:family="paragraph">
      <loext:graphic-properties draw:fill-color="#ff950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7e0021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8.288cm" svg:height="2.794cm" svg:x="6.35cm" svg:y="3.38cm">
          <text:p text:style-name="P1">Interactive User Interface (Web Portal)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8.288cm" svg:height="2.794cm" svg:x="6.35cm" svg:y="6.28cm">
          <text:p text:style-name="P1">Testing Framework (define, run, monitor, and report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288cm" svg:height="2.794cm" svg:x="6.35cm" svg:y="9.18cm">
          <text:p text:style-name="P1">Evaluation Framework (criteria and ranks, community driven)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8.288cm" svg:height="2.794cm" svg:x="6.35cm" svg:y="12.08cm">
          <text:p text:style-name="P1">Database Framework (Structured and organized data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288cm" svg:height="2.794cm" svg:x="6.35cm" svg:y="14.98cm">
          <text:p text:style-name="P1">Storage Framework (manage data: curation, cleanup, updation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4" draw:text-style-name="P5" draw:layer="layout" svg:width="5.588cm" svg:height="1.856cm" svg:x="1.708cm" svg:y="2.88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552cm" svg:height="1.856cm" svg:x="8.674cm" svg:y="2.8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076cm" svg:height="1.856cm" svg:x="12.604cm" svg:y="2.88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874cm" svg:height="1.856cm" svg:x="18.058cm" svg:y="2.8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3.8cm" svg:height="1.856cm" svg:x="23.308cm" svg:y="2.882cm">
          <text:p/>
          <draw:enhanced-geometry svg:viewBox="0 0 21600 21600" draw:type="rectangle" draw:enhanced-path="M 0 0 L 21600 0 21600 21600 0 21600 0 0 Z N"/>
        </draw:custom-shape>
        <draw:line draw:style-name="gr9" draw:text-style-name="P6" draw:layer="layout" svg:x1="7.296cm" svg:y1="3.898cm" svg:x2="8.674cm" svg:y2="3.898cm">
          <text:p/>
        </draw:line>
        <draw:line draw:style-name="gr9" draw:text-style-name="P6" draw:layer="layout" svg:x1="16.707cm" svg:y1="3.849cm" svg:x2="18.085cm" svg:y2="3.849cm">
          <text:p/>
        </draw:line>
        <draw:custom-shape draw:style-name="gr4" draw:text-style-name="P5" draw:layer="layout" svg:width="5.588cm" svg:height="1.856cm" svg:x="1.408cm" svg:y="3.182cm">
          <text:p text:style-name="P1"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5.588cm" svg:height="1.856cm" svg:x="1.008cm" svg:y="3.582cm">
          <text:p text:style-name="P1">Acquire Software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552cm" svg:height="1.856cm" svg:x="8.374cm" svg:y="3.182cm">
          <text:p text:style-name="P1"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2.552cm" svg:height="1.856cm" svg:x="7.974cm" svg:y="3.582cm">
          <text:p text:style-name="P1">Install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076cm" svg:height="1.856cm" svg:x="12.304cm" svg:y="3.182cm">
          <text:p text:style-name="P1"/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1.207cm" svg:y1="3.849cm" svg:x2="12.585cm" svg:y2="3.849cm">
          <text:p/>
        </draw:line>
        <draw:line draw:style-name="gr9" draw:text-style-name="P6" draw:layer="layout" svg:x1="21.907cm" svg:y1="3.849cm" svg:x2="23.285cm" svg:y2="3.849cm">
          <text:p/>
        </draw:line>
        <draw:custom-shape draw:style-name="gr12" draw:text-style-name="P5" draw:layer="layout" svg:width="4.076cm" svg:height="1.856cm" svg:x="11.904cm" svg:y="3.582cm">
          <text:p text:style-name="P1">test_simple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874cm" svg:height="1.856cm" svg:x="17.758cm" svg:y="3.182cm"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3.874cm" svg:height="1.856cm" svg:x="17.358cm" svg:y="3.582cm">
          <text:p text:style-name="P1">test_scale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3.8cm" svg:height="1.856cm" svg:x="23.008cm" svg:y="3.182cm"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3.8cm" svg:height="1.856cm" svg:x="22.608cm" svg:y="3.582cm">
          <text:p text:style-name="P1">production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6.596cm" svg:y1="4.598cm" svg:x2="7.974cm" svg:y2="4.598cm">
          <text:p/>
        </draw:line>
        <draw:line draw:style-name="gr9" draw:text-style-name="P6" draw:layer="layout" svg:x1="16.007cm" svg:y1="4.549cm" svg:x2="17.385cm" svg:y2="4.549cm">
          <text:p/>
        </draw:line>
        <draw:line draw:style-name="gr9" draw:text-style-name="P6" draw:layer="layout" svg:x1="10.507cm" svg:y1="4.549cm" svg:x2="11.885cm" svg:y2="4.549cm">
          <text:p/>
        </draw:line>
        <draw:line draw:style-name="gr9" draw:text-style-name="P6" draw:layer="layout" svg:x1="6.996cm" svg:y1="4.198cm" svg:x2="8.374cm" svg:y2="4.198cm">
          <text:p/>
        </draw:line>
        <draw:line draw:style-name="gr9" draw:text-style-name="P6" draw:layer="layout" svg:x1="16.407cm" svg:y1="4.149cm" svg:x2="17.785cm" svg:y2="4.149cm">
          <text:p/>
        </draw:line>
        <draw:line draw:style-name="gr9" draw:text-style-name="P6" draw:layer="layout" svg:x1="10.907cm" svg:y1="4.149cm" svg:x2="12.285cm" svg:y2="4.149cm">
          <text:p/>
        </draw:line>
        <draw:line draw:style-name="gr9" draw:text-style-name="P6" draw:layer="layout" svg:x1="21.607cm" svg:y1="4.149cm" svg:x2="22.985cm" svg:y2="4.149cm">
          <text:p/>
        </draw:line>
        <draw:line draw:style-name="gr9" draw:text-style-name="P6" draw:layer="layout" svg:x1="21.207cm" svg:y1="4.549cm" svg:x2="22.585cm" svg:y2="4.549cm">
          <text:p/>
        </draw:line>
        <dr3d:scene draw:style-name="gr15" svg:width="1.778cm" svg:height="1.778cm" svg:x="8.382cm" svg:y="7.54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6" draw:layer="layout" svg:viewBox="0 -5000 2500 10000" svg:d="M0-5000h250 250 500 500 500 250 250v10000h-250-250-500-500-500-250-250z"/>
        </dr3d:scene>
        <dr3d:scene draw:style-name="gr15" svg:width="1.778cm" svg:height="1.778cm" svg:x="13.282cm" svg:y="7.54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6" draw:layer="layout" svg:viewBox="0 -5000 2500 10000" svg:d="M0-5000h250 250 500 500 500 250 250v10000h-250-250-500-500-500-250-250z"/>
        </dr3d:scene>
        <dr3d:scene draw:style-name="gr15" svg:width="1.778cm" svg:height="1.778cm" svg:x="18.682cm" svg:y="7.54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6" draw:layer="layout" svg:viewBox="0 -5000 2500 10000" svg:d="M0-5000h250 250 500 500 500 250 250v10000h-250-250-500-500-500-250-250z"/>
        </dr3d:scene>
        <dr3d:scene draw:style-name="gr15" svg:width="1.778cm" svg:height="1.778cm" svg:x="23.682cm" svg:y="7.54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6" draw:layer="layout" svg:viewBox="0 -5000 2500 10000" svg:d="M0-5000h250 250 500 500 500 250 250v10000h-250-250-500-500-500-250-250z"/>
        </dr3d:scene>
        <draw:line draw:style-name="gr9" draw:text-style-name="P6" draw:layer="layout" svg:x1="9.144cm" svg:y1="5.438cm" svg:x2="9.144cm" svg:y2="7.546cm">
          <text:p/>
        </draw:line>
        <draw:line draw:style-name="gr9" draw:text-style-name="P6" draw:layer="layout" svg:x1="14.195cm" svg:y1="5.484cm" svg:x2="14.195cm" svg:y2="7.592cm">
          <text:p/>
        </draw:line>
        <draw:line draw:style-name="gr9" draw:text-style-name="P6" draw:layer="layout" svg:x1="19.595cm" svg:y1="5.484cm" svg:x2="19.595cm" svg:y2="7.592cm">
          <text:p/>
        </draw:line>
        <draw:line draw:style-name="gr9" draw:text-style-name="P6" draw:layer="layout" svg:x1="24.595cm" svg:y1="5.484cm" svg:x2="24.595cm" svg:y2="7.592cm">
          <text:p/>
        </draw:line>
        <dr3d:scene draw:style-name="gr17" svg:width="2.794cm" svg:height="2.794cm" svg:x="15.44cm" svg:y="11.96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8" draw:layer="layout" svg:viewBox="0 -5000 2500 10000" svg:d="M0-5000h250 250 500 500 500 250 250v10000h-250-250-500-500-500-250-250z"/>
        </dr3d:scene>
        <draw:line draw:style-name="gr19" draw:text-style-name="P6" draw:layer="layout" svg:x1="9.244cm" svg:y1="9.224cm" svg:x2="9.244cm" svg:y2="10.494cm">
          <text:p/>
        </draw:line>
        <draw:line draw:style-name="gr19" draw:text-style-name="P6" draw:layer="layout" svg:x1="14.244cm" svg:y1="9.289cm" svg:x2="14.244cm" svg:y2="10.559cm">
          <text:p/>
        </draw:line>
        <draw:line draw:style-name="gr19" draw:text-style-name="P6" draw:layer="layout" svg:x1="19.644cm" svg:y1="9.289cm" svg:x2="19.644cm" svg:y2="10.559cm">
          <text:p/>
        </draw:line>
        <draw:line draw:style-name="gr19" draw:text-style-name="P6" draw:layer="layout" svg:x1="24.644cm" svg:y1="9.289cm" svg:x2="24.644cm" svg:y2="10.559cm">
          <text:p/>
        </draw:line>
        <draw:line draw:style-name="gr19" draw:text-style-name="P6" draw:layer="layout" svg:x1="9.244cm" svg:y1="10.494cm" svg:x2="24.644cm" svg:y2="10.559cm">
          <text:p/>
        </draw:line>
        <draw:line draw:style-name="gr9" draw:text-style-name="P6" draw:layer="layout" svg:x1="16.864cm" svg:y1="10.494cm" svg:x2="16.864cm" svg:y2="11.964cm">
          <text:p/>
        </draw:line>
        <draw:frame draw:style-name="gr20" draw:text-style-name="P7" draw:layer="layout" svg:width="4.206cm" svg:height="0.962cm" svg:x="20.13cm" svg:y="10.356cm">
          <draw:text-box>
            <text:p>crash reports</text:p>
          </draw:text-box>
        </draw:frame>
        <draw:frame draw:style-name="gr20" draw:text-style-name="P7" draw:layer="layout" svg:width="2.936cm" svg:height="0.962cm" svg:x="16.83cm" svg:y="9.556cm">
          <draw:text-box>
            <text:p>perf logs</text:p>
          </draw:text-box>
        </draw:frame>
        <draw:frame draw:style-name="gr20" draw:text-style-name="P7" draw:layer="layout" svg:width="3.499cm" svg:height="0.962cm" svg:x="9.83cm" svg:y="9.556cm">
          <draw:text-box>
            <text:p>Install logs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4T13:28:15.667860000</meta:creation-date>
    <dc:date>2016-04-19T09:13:29.617308000</dc:date>
    <meta:editing-duration>PT2H34M54S</meta:editing-duration>
    <meta:editing-cycles>4</meta:editing-cycles>
    <meta:generator>LibreOffice/5.1.2.2$MacOSX_X86_64 LibreOffice_project/d3bf12ecb743fc0d20e0be0c58ca359301eb705f</meta:generator>
    <meta:document-statistic meta:object-count="80"/>
  </office:meta>
</office:document-meta>
</file>